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0db42f" style:font-size-asian="12pt" style:font-size-complex="12pt"/>
    </style:style>
    <style:style style:name="P3" style:family="paragraph" style:parent-style-name="Standard">
      <style:text-properties style:font-name="Calibri" fo:font-size="12pt" officeooo:paragraph-rsid="000db42f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b42f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b42f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b42f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0db42f" style:text-blinking="false" fo:background-color="transparent" loext:padding="0cm" loext:border="none"/>
    </style:style>
    <style:style style:name="P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0db42f"/>
    </style:style>
    <style:style style:name="P10" style:family="paragraph" style:parent-style-name="Standard">
      <style:text-properties officeooo:paragraph-rsid="000db42f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0db42f" style:font-size-asian="24pt" style:font-weight-asian="bold" style:font-size-complex="24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Standard" style:master-page-name="First_20_Page">
      <style:paragraph-properties style:page-number="auto"/>
      <style:text-properties officeooo:paragraph-rsid="000db42f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02849"/>
    </style:style>
    <style:style style:name="T3" style:family="text">
      <style:text-properties fo:color="#999966" loext:opacity="100%" officeooo:rsid="0010d81d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0db42f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0db42f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5" style:family="text">
      <style:text-properties fo:color="#1155cc" loext:opacity="100%" style:text-underline-style="solid" style:text-underline-width="auto" style:text-underline-color="font-color"/>
    </style:style>
    <style:style style:name="T16" style:family="text">
      <style:text-properties officeooo:rsid="002332ea"/>
    </style:style>
    <style:style style:name="T17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8" text:name="NumeroTema"/>
        <text:user-field-decl office:value-type="string" office:string-value="Backup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4"/>
          <text:p text:style-name="P4">Computer Systems</text:p>
          <text:p text:style-name="P4">CFGS DAW</text:p>
        </draw:text-box>
      </draw:frame>
      <text:p text:style-name="P13"/>
      <text:p text:style-name="P10"/>
      <text:p text:style-name="P10"/>
      <text:p text:style-name="P10"/>
      <text:p text:style-name="P11"><text:span text:style-name="T7">Computer Systems – </text:span><text:span text:style-name="T8">Glossary</text:span><text:span text:style-name="T9"><text:line-break/></text:span><text:span text:style-name="T10">UD 0</text:span><text:span text:style-name="T11">8</text:span><text:span text:style-name="T10">. </text:span><text:span text:style-name="T14"><text:user-field-get text:name="Tema">Backups</text:user-field-get></text:span></text:p>
      <text:p text:style-name="P8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6">Sergio García / Alfredo Oltra</text:p>
      <text:p text:style-name="P5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5">s</text:span></text:a></text:p>
      <text:p text:style-name="P9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7">20<text:span text:style-name="T16">22</text:span>/20<text:span text:style-name="T17">2</text:span><text:span text:style-name="T16">3</text:span></text:p>
      <text:p text:style-name="P2"><text:tab/><text:tab/><text:tab/><text:tab/><text:tab/><text:tab/><text:tab/><text:tab/><text:tab/><text:tab/>Versión:<text:date style:data-style-name="N105" text:date-value="2022-07-29T20:58:51.248999945">220729</text:date>.<text:time style:data-style-name="N104" text:time-value="2022-07-29T20:58:51.248999945">2058</text:time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ulo"><text:soft-page-break/>U0<text:user-field-get text:name="NumeroTema">8</text:user-field-get>. <text:user-field-get text:name="Tema">Backups</text:user-field-get></text:p>
      <text:h text:style-name="Heading_20_1" text:outline-level="1">Vocabulary</text:h>
      <text:p text:style-name="Text_20_body">General:</text:p>
      <text:list xml:id="list2762518038" text:style-name="L1">
        <text:list-item>
          <text:p text:style-name="P14"><text:span text:style-name="T5">Backup policy</text:span>: política de copias de seguridad</text:p>
        </text:list-item>
        <text:list-item>
          <text:p text:style-name="P14"><text:span text:style-name="T5">Full backup: </text:span><text:s/>copia de seguridad completa</text:p>
        </text:list-item>
        <text:list-item>
          <text:p text:style-name="P14"><text:span text:style-name="T5">Tapes:</text:span> cintas</text:p>
        </text:list-item>
        <text:list-item>
          <text:p text:style-name="P14"><text:span text:style-name="T5">Reliability</text:span>: fiabilidad</text:p>
        </text:list-item>
        <text:list-item>
          <text:p text:style-name="P14"><text:span text:style-name="T5">Array</text:span>: matriz</text:p>
        </text:list-item>
        <text:list-item>
          <text:p text:style-name="P14"><text:span text:style-name="T5">Improvement</text:span>: mejora</text:p>
        </text:list-item>
        <text:list-item>
          <text:p text:style-name="P14"><text:span text:style-name="T5">Advisable</text:span>: aconsejable</text:p>
        </text:list-item>
        <text:list-item>
          <text:p text:style-name="P14"><text:span text:style-name="T5">Parity</text:span>: paridad</text:p>
        </text:list-item>
        <text:list-item>
          <text:p text:style-name="P14"><text:span text:style-name="T5">Nested</text:span>: anidado</text:p>
        </text:list-item>
      </text:list>
      <text:p text:style-name="Text_20_body">Verbos:</text:p>
      <text:list xml:id="list1551011348" text:style-name="L2">
        <text:list-item>
          <text:p text:style-name="P15"><text:span text:style-name="T5">to fill: </text:span><text:span text:style-name="T13">rellenar</text:span></text:p>
        </text:list-item>
      </text:list>
      <text:list xml:id="list2878818960" text:style-name="L3">
        <text:list-item>
          <text:p text:style-name="P16"><text:span text:style-name="T5">to run out: </text:span><text:span text:style-name="T13">agotarse </text:span></text:p>
        </text:list-item>
        <text:list-item>
          <text:p text:style-name="P16"><text:span text:style-name="T5">to rise: </text:span><text:span text:style-name="T13">subir</text:span></text:p>
        </text:list-item>
        <text:list-item>
          <text:p text:style-name="P16"><text:span text:style-name="T5">to avoid: </text:span><text:span text:style-name="T13">evitar</text:span></text:p>
        </text:list-item>
      </text:list>
      <text:h text:style-name="Heading_20_1" text:outline-level="1">Expresions</text:h>
      <text:p text:style-name="P12"><text:span text:style-name="T5">nor … nor</text:span>: ni .. ni …</text:p>
      <text:p text:style-name="P12"><text:span text:style-name="T5">provided that</text:span>: siempre y cuan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0d81d"/>
    </style:style>
    <style:style style:name="MT3" style:family="text">
      <style:text-properties fo:color="#999966" loext:opacity="100%" officeooo:rsid="00102849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8" text:name="NumeroTema"/>
          <text:user-field-decl office:value-type="string" office:string-value="Backup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8</text:user-field-get></text:span><text:span text:style-name="MT1">. </text:span><text:span text:style-name="MT1"><text:user-field-get text:name="Tema">Backups</text:user-field-get></text:span></text:p>
      </style:header>
      <style:footer>
        <text:user-field-decls>
          <text:user-field-decl office:value-type="string" office:string-value="8" text:name="NumeroTema"/>
        </text:user-field-decls>
        <text:p text:style-name="Footer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8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5H38M41S</meta:editing-duration>
    <meta:editing-cycles>22</meta:editing-cycles>
    <meta:generator>LibreOffice/7.3.2.2$Windows_X86_64 LibreOffice_project/49f2b1bff42cfccbd8f788c8dc32c1c309559be0</meta:generator>
    <meta:initial-creator>Alfredo Oltra Orengo</meta:initial-creator>
    <dc:date>2022-07-29T20:58:51.073000000</dc:date>
    <meta:document-statistic meta:table-count="0" meta:image-count="1" meta:object-count="0" meta:page-count="2" meta:paragraph-count="32" meta:word-count="105" meta:character-count="661" meta:non-whitespace-character-count="585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